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3BF000003BDBCBE9371C1F87457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3.75cm" fo:min-width="13.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cm" svg:height="1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999cm" svg:height="13.97cm" svg:x="0.03cm" svg:y="0.042cm">
          <draw:image xlink:href="Pictures/10000000000003BF000003BDBCBE9371C1F8745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0:53:19.921717100</meta:creation-date>
    <dc:date>2023-03-16T11:02:39.809705591</dc:date>
    <meta:editing-duration>PT8M18S</meta:editing-duration>
    <meta:editing-cycles>2</meta:editing-cycles>
    <meta:generator>LibreOffice/7.5.1.2$MacOSX_X86_64 LibreOffice_project/fcbaee479e84c6cd81291587d2ee68cba099e129</meta:generator>
    <meta:document-statistic meta:object-count="2"/>
  </office:meta>
</office:document-meta>
</file>